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30T10:38:56.13</dc:date>
    <dc:creator>James Lombardi</dc:creator>
    <meta:editing-duration>PT16H20M15S</meta:editing-duration>
    <meta:editing-cycles>89</meta:editing-cycles>
    <meta:generator>OpenOffice/4.1.2$Win32 OpenOffice.org_project/412m3$Build-9782</meta:generator>
    <meta:document-statistic meta:table-count="0" meta:image-count="0" meta:object-count="0" meta:page-count="8" meta:paragraph-count="271" meta:word-count="2685" meta:character-count="13237"/>
  </office:meta>
</office:document-meta>
</file>